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erif Pro Light" fo:font-style="italic" style:font-style-asian="italic" style:font-style-complex="italic"/>
    </style:style>
    <style:style style:name="P2" style:family="paragraph" style:parent-style-name="Standard">
      <style:text-properties style:font-name="Source Serif Pro Light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 style:list-style-name="L1">
      <style:text-properties style:font-name="Source Serif Pro Light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 style:list-style-name="L1">
      <style:text-properties style:font-name="Source Serif Pro Light" fo:font-size="10pt" fo:font-style="normal" officeooo:paragraph-rsid="001c49d9" style:font-size-asian="10pt" style:font-style-asian="normal" style:font-size-complex="10pt" style:font-style-complex="normal"/>
    </style:style>
    <style:style style:name="P5" style:family="paragraph" style:parent-style-name="Standard" style:list-style-name="L1">
      <style:text-properties style:font-name="Source Serif Pro Light" fo:font-size="10pt" fo:font-style="normal" officeooo:paragraph-rsid="001e0c21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Source Serif Pro Light" fo:font-size="10pt" fo:font-style="normal" officeooo:paragraph-rsid="001c49d9" style:font-size-asian="10pt" style:font-style-asian="normal" style:font-size-complex="10pt" style:font-style-complex="normal"/>
    </style:style>
    <style:style style:name="P7" style:family="paragraph" style:parent-style-name="Standard" style:list-style-name="L1">
      <style:text-properties style:font-name="Source Serif Pro Light" fo:font-size="10pt" fo:font-style="normal" officeooo:rsid="001c49d9" officeooo:paragraph-rsid="001e0c21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Source Serif Pro Light" fo:font-size="10pt" fo:font-style="normal" officeooo:rsid="001c49d9" officeooo:paragraph-rsid="001c49d9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Source Serif Pro Light" fo:font-size="12pt" fo:font-style="normal" fo:font-weight="bold" officeooo:rsid="001e0c21" officeooo:paragraph-rsid="001e0c21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Source Serif Pro Light" fo:font-style="normal" style:font-style-asian="normal" style:font-style-complex="normal"/>
    </style:style>
    <style:style style:name="P11" style:family="paragraph" style:parent-style-name="Standard">
      <style:text-properties style:font-name="Source Serif Pro Light" fo:font-style="normal" fo:font-weight="bold" officeooo:rsid="001e0c21" officeooo:paragraph-rsid="001e0c21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c49d9"/>
    </style:style>
    <style:style style:name="T3" style:family="text">
      <style:text-properties style:text-position="super 58%" style:font-name="Source Serif Pro Light" fo:font-size="12pt" fo:font-style="italic" officeooo:rsid="001c49d9" style:font-size-asian="12pt" style:font-style-asian="italic" style:font-size-complex="12pt" style:font-style-complex="italic"/>
    </style:style>
    <style:style style:name="T4" style:family="text">
      <style:text-properties style:text-position="super 58%" style:font-name="Source Serif Pro Light" fo:font-size="12pt" fo:font-style="italic" officeooo:rsid="001e0c21" style:font-size-asian="12pt" style:font-style-asian="italic" style:font-size-complex="12pt" style:font-style-complex="italic"/>
    </style:style>
    <style:style style:name="T5" style:family="text">
      <style:text-properties style:font-name="Source Serif Pro Light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Source Serif Pro Light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Source Serif Pro Light" fo:font-size="12pt" fo:font-style="italic" officeooo:rsid="001c49d9" style:font-size-asian="12pt" style:font-style-asian="italic" style:font-size-complex="12pt" style:font-style-complex="italic"/>
    </style:style>
    <style:style style:name="T8" style:family="text">
      <style:text-properties style:font-name="Source Serif Pro Light" fo:font-size="12pt" fo:font-style="italic" officeooo:rsid="001e0c21" style:font-size-asian="12pt" style:font-style-asian="italic" style:font-size-complex="12pt" style:font-style-complex="italic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officeooo:rsid="001c49d9"/>
    </style:style>
    <style:style style:name="T11" style:family="text">
      <style:text-properties officeooo:rsid="001e0c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SER STORIES</text:p>
      <text:p text:style-name="P10"/>
      <text:p text:style-name="P11">Élèves</text:p>
      <text:p text:style-name="P1"/>
      <text:p text:style-name="P1">En tant qu'élève de l'université j'aimerais être capable d'apprendre de manière efficace et pragmatique afin de réussir mon bachelor et/ou master. J'aimerais pouvoir avoir sur une même plateforme le cours de mon professeur<text:span text:style-name="T1">1</text:span> ; un accès au recherche universitaire de mes prédécesseurs afin d'enrichir mon apprentissage et savoir finalement sur quel sujet l'Université fait ses recherches et travail<text:span text:style-name="T1">2</text:span> ; communiquer et échanger avec mes camarades et professeurs rapidement <text:s/>pour trouver des solutions rapidement<text:span text:style-name="T1">3</text:span> , suivre évidement les cours enseignés<text:span text:style-name="T1">4</text:span> ; et finalement pouvoir échanger et trouver le matériel que j'ai besoin en tant qu'élève pour suivre et assurer ma réussite au sein de l'Université<text:span text:style-name="T1">5</text:span> </text:p>
      <text:list xml:id="list146465976" text:style-name="L1">
        <text:list-header>
          <text:p text:style-name="P3"/>
        </text:list-header>
        <text:list-item>
          <text:p text:style-name="P3">Moodle</text:p>
        </text:list-item>
        <text:list-item>
          <text:p text:style-name="P3">Résautage</text:p>
        </text:list-item>
        <text:list-item>
          <text:p text:style-name="P3">Messagerie, Forum</text:p>
        </text:list-item>
        <text:list-item>
          <text:p text:style-name="P3">Conférence, Vidéos Stream</text:p>
        </text:list-item>
        <text:list-item>
          <text:p text:style-name="P5">'Brocante et Service' (vente de livres etc ou bien aide scolaire etc) </text:p>
        </text:list-item>
        <text:list-item>
          <text:p text:style-name="P7">Autre</text:p>
        </text:list-item>
      </text:list>
      <text:p text:style-name="P2"/>
      <text:p text:style-name="P2"/>
      <text:p text:style-name="P9">Professeurs</text:p>
      <text:p text:style-name="P9"/>
      <text:p text:style-name="Standard"><text:span text:style-name="T6">En tant que professeur, Je veux partager mon cours de façon sécurisé, </text:span><text:span text:style-name="T7">soutenir les étudiants</text:span><text:span text:style-name="T3">1</text:span><text:span text:style-name="T7">, et poursuivre mon travail de recherche dans les meilleurs conditions possibles</text:span><text:span text:style-name="T3">6</text:span><text:span text:style-name="T7">. Je souhaite aussi e</text:span><text:span text:style-name="T6">nvoyer et recevoir des mails avec le personnels de l'université et les étudiant</text:span><text:span text:style-name="T7">s</text:span><text:span text:style-name="T6"> de façon plus </text:span><text:span text:style-name="T7">directe et</text:span><text:span text:style-name="T6"> intelligente</text:span><text:span text:style-name="T3">3</text:span><text:span text:style-name="T6">. </text:span><text:span text:style-name="T7">Je veux échanger, vendre et acheter du matériel</text:span><text:span text:style-name="T3">5</text:span><text:span text:style-name="T7"> et pouvoir avoir accès facilement à mes ressources centralisées</text:span><text:span text:style-name="T4">6</text:span><text:span text:style-name="T7">.</text:span><text:span text:style-name="T6"> </text:span><text:span text:style-name="T8">C</text:span><text:span text:style-name="T6">omme ça je n'ai pas à me soucier de me faire plagier, </text:span><text:span text:style-name="T8">j’</text:span><text:span text:style-name="T6">évite les frustrations et </text:span><text:span text:style-name="T8">j’</text:span><text:span text:style-name="T6">augmente </text:span><text:span text:style-name="T8">ma</text:span><text:span text:style-name="T6"> productivité </text:span><text:span text:style-name="T7">par un gain de temps et </text:span><text:span text:style-name="T8">un meilleur accès aux</text:span><text:span text:style-name="T7"> ressources de l’Université.</text:span></text:p>
      <text:p text:style-name="P8"/>
      <text:p text:style-name="P6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Source Serif Pro Light" svg:font-family="'Source Serif Pro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etske L</meta:initial-creator>
    <meta:creation-date>2020-10-01T16:49:44.21</meta:creation-date>
    <dc:date>2020-10-01T17:39:59.491409425</dc:date>
    <meta:editing-duration>PT6M1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231" meta:character-count="1485" meta:non-whitespace-character-count="1268"/>
  </office:meta>
</office:document-meta>
</file>